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3ee60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e60d" officeooo:paragraph-rsid="003ee60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03201" officeooo:paragraph-rsid="00403201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86a17" officeooo:paragraph-rsid="00486a1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03201" officeooo:paragraph-rsid="0040320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86a17" officeooo:paragraph-rsid="00486a1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c0208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e60d" officeooo:paragraph-rsid="003ee60d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ee60d" officeooo:paragraph-rsid="003ee60d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03201" officeooo:paragraph-rsid="00403201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6178d" officeooo:paragraph-rsid="0056178d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8f77f" officeooo:paragraph-rsid="0048f77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45ce6d" officeooo:paragraph-rsid="0045ce6d" style:font-size-asian="12pt" style:font-size-complex="12pt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rsid="004ae4fb" officeooo:paragraph-rsid="004ae4fb" style:font-size-asian="12pt" style:font-size-complex="12pt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paragraph-rsid="00403201" style:font-size-asian="12pt" style:font-size-complex="12pt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rsid="00592ec1" officeooo:paragraph-rsid="00592ec1" style:font-size-asian="12pt" style:font-size-complex="12pt"/>
    </style:style>
    <style:style style:name="P20" style:family="paragraph" style:parent-style-name="Standard" style:list-style-name="L7">
      <style:text-properties style:font-name="DejaVu Sans Condensed" fo:font-size="12pt" officeooo:rsid="005dd390" officeooo:paragraph-rsid="005dd390" style:font-size-asian="12pt" style:font-size-complex="12pt"/>
    </style:style>
    <style:style style:name="P21" style:family="paragraph" style:parent-style-name="Standard" style:list-style-name="L7">
      <style:text-properties style:font-name="DejaVu Sans Condensed" fo:font-size="12pt" officeooo:paragraph-rsid="003148d5" style:font-size-asian="12pt" style:font-size-complex="12pt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bold" officeooo:rsid="00486a17" officeooo:paragraph-rsid="0048f77f" style:font-size-asian="12pt" style:font-weight-asian="bold" style:font-size-complex="12pt" style:font-weight-complex="bold"/>
    </style:style>
    <style:style style:name="P23" style:family="paragraph" style:parent-style-name="Standard" style:list-style-name="L3">
      <style:paragraph-properties fo:text-align="start" style:justify-single-word="false"/>
      <style:text-properties officeooo:paragraph-rsid="0045ce6d"/>
    </style:style>
    <style:style style:name="P24" style:family="paragraph" style:parent-style-name="Standard" style:list-style-name="L5">
      <style:paragraph-properties fo:text-align="start" style:justify-single-word="false"/>
      <style:text-properties officeooo:paragraph-rsid="0048f77f"/>
    </style:style>
    <style:style style:name="P25" style:family="paragraph" style:parent-style-name="Standard" style:list-style-name="L3">
      <style:paragraph-properties fo:text-align="start" style:justify-single-word="false"/>
      <style:text-properties officeooo:rsid="005b6740" officeooo:paragraph-rsid="005b6740"/>
    </style:style>
    <style:style style:name="P26" style:family="paragraph" style:parent-style-name="Standard" style:list-style-name="L4">
      <style:paragraph-properties fo:text-align="start" style:justify-single-word="false"/>
      <style:text-properties officeooo:rsid="00403201" officeooo:paragraph-rsid="00403201"/>
    </style:style>
    <style:style style:name="P27" style:family="paragraph" style:parent-style-name="Standard" style:list-style-name="L5">
      <style:paragraph-properties fo:text-align="start" style:justify-single-word="false"/>
      <style:text-properties officeooo:rsid="0048f77f" officeooo:paragraph-rsid="0048f77f"/>
    </style:style>
    <style:style style:name="P28" style:family="paragraph" style:parent-style-name="Standard" style:list-style-name="L6">
      <style:paragraph-properties fo:text-align="start" style:justify-single-word="false"/>
      <style:text-properties fo:font-weight="bold" officeooo:paragraph-rsid="0048f77f" style:font-weight-asian="bold" style:font-weight-complex="bold"/>
    </style:style>
    <style:style style:name="P29" style:family="paragraph" style:parent-style-name="Standard" style:list-style-name="L6">
      <style:paragraph-properties fo:text-align="start" style:justify-single-word="false"/>
      <style:text-properties officeooo:rsid="004ae4fb" officeooo:paragraph-rsid="004ae4fb"/>
    </style:style>
    <style:style style:name="P30" style:family="paragraph" style:parent-style-name="Standard" style:list-style-name="L7">
      <style:text-properties style:text-line-through-style="none" style:text-line-through-type="none" style:font-name="DejaVu Sans Condensed" fo:font-size="12pt" officeooo:rsid="005dd390" officeooo:paragraph-rsid="005dd390" style:font-size-asian="12pt" style:font-size-complex="12pt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179cd7"/>
    </style:style>
    <style:style style:name="T3" style:family="text">
      <style:text-properties style:text-line-through-style="none" style:text-line-through-type="none" officeooo:rsid="004609d1"/>
    </style:style>
    <style:style style:name="T4" style:family="text">
      <style:text-properties style:text-line-through-style="none" style:text-line-through-type="none" officeooo:rsid="0045ce6d"/>
    </style:style>
    <style:style style:name="T5" style:family="text">
      <style:text-properties style:text-line-through-style="none" style:text-line-through-type="none" officeooo:rsid="0040320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4bfc4" style:font-weight-asian="normal" style:font-weight-complex="normal"/>
    </style:style>
    <style:style style:name="T8" style:family="text">
      <style:text-properties fo:font-weight="normal" officeooo:rsid="00403201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ee60d" style:font-weight-asian="bold" style:font-weight-complex="bold"/>
    </style:style>
    <style:style style:name="T11" style:family="text">
      <style:text-properties fo:font-weight="bold" officeooo:rsid="00403201" style:font-weight-asian="bold" style:font-weight-complex="bold"/>
    </style:style>
    <style:style style:name="T12" style:family="text">
      <style:text-properties fo:font-weight="bold" officeooo:rsid="0054abc3" style:font-weight-asian="bold" style:font-weight-complex="bold"/>
    </style:style>
    <style:style style:name="T13" style:family="text">
      <style:text-properties fo:font-weight="bold" officeooo:rsid="0056178d" style:font-weight-asian="bold" style:font-weight-complex="bold"/>
    </style:style>
    <style:style style:name="T14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48f77f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5033a8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3ee60d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4ae4fb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8f77f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3ee60d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6178d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5d781c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53f088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2f2abb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61cc8a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630057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officeooo:rsid="00486a17" style:font-size-asian="12pt" style:font-size-complex="12pt"/>
    </style:style>
    <style:style style:name="T33" style:family="text">
      <style:text-properties style:font-name="DejaVu Sans Condensed" fo:font-size="12pt" officeooo:rsid="0048f77f" style:font-size-asian="12pt" style:font-size-complex="12pt"/>
    </style:style>
    <style:style style:name="T34" style:family="text">
      <style:text-properties officeooo:rsid="0057a8f0"/>
    </style:style>
    <style:style style:name="T35" style:family="text">
      <style:text-properties officeooo:rsid="00608353"/>
    </style:style>
    <style:style style:name="T36" style:family="text">
      <style:text-properties officeooo:rsid="0063005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1">2</text:span><text:span text:style-name="T30">0</text:span><text:span text:style-name="T26">1</text:span><text:span text:style-name="T24"> - </text:span><text:span text:style-name="T31">Ground</text:span><text:span text:style-name="T25"> - </text:span><text:span text:style-name="T27">Pre</text:span><text:span text:style-name="T25">f</text:span><text:span text:style-name="T28">light</text:span><text:span text:style-name="T25">, </text:span><text:span text:style-name="T29">Performance Limits</text:span></text:p>
      <text:p text:style-name="P2"/>
      <text:p text:style-name="P3">To Rearm and Refuel, you must have engines off and canopy open</text:p>
      <text:list xml:id="list1772208404" text:style-name="L1">
        <text:list-item>
          <text:p text:style-name="P10"><text:span text:style-name="T9">Shift-Bottom Thumb Button press</text:span> to turn off engines.</text:p>
        </text:list-item>
        <text:list-item>
          <text:p text:style-name="P10"><text:span text:style-name="T9">T7 up</text:span> to toggle canopy.</text:p>
        </text:list-item>
        <text:list-item>
          <text:p text:style-name="P10">When done, <text:span text:style-name="T9">Bottom Thumb Button press</text:span> to start engines. <text:s/>Make sure electrical power is on (<text:span text:style-name="T9">T1 switch</text:span>) <text:span text:style-name="T34">and throttle is at idle.</text:span></text:p>
        </text:list-item>
      </text:list>
      <text:p text:style-name="P1"/>
      <text:p text:style-name="P2">Before takeoff</text:p>
      <text:list xml:id="list3486080197" text:style-name="L2">
        <text:list-item>
          <text:p text:style-name="P11"><text:span text:style-name="T9">Canopy</text:span> ... <text:span text:style-name="T9">Closed</text:span></text:p>
        </text:list-item>
        <text:list-item>
          <text:p text:style-name="P11"><text:span text:style-name="T9">Air brakes</text:span> ... <text:span text:style-name="T9">Closed</text:span></text:p>
        </text:list-item>
        <text:list-item>
          <text:p text:style-name="P16"><text:span text:style-name="T10">R</text:span><text:span text:style-name="T9">WR settings and volume</text:span><text:span text:style-name="T6"> ... </text:span><text:span text:style-name="T9">As needed</text:span></text:p>
        </text:list-item>
      </text:list>
      <text:p text:style-name="P15"><text:span text:style-name="T9"/></text:p>
      <text:p text:style-name="P5">Performance limits</text:p>
      <text:list xml:id="list2904357205" text:style-name="L7">
        <text:list-item>
          <text:p text:style-name="P20"><text:span text:style-name="T2">F</text:span><text:span text:style-name="T1">uel:</text:span></text:p>
          <text:list>
            <text:list-item>
              <text:p text:style-name="P30">MiG-29A/G: 3376 kg<text:span text:style-name="T35">/</text:span>7443 lbs internal</text:p>
              <text:list>
                <text:list-item>
                  <text:p text:style-name="P30">with 1400 L drop tank (1163 kg<text:span text:style-name="T35">/</text:span>2563 lbs) = 4539 kg<text:span text:style-name="T35">/</text:span>10006 lbs</text:p>
                </text:list-item>
              </text:list>
            </text:list-item>
            <text:list-item>
              <text:p text:style-name="P30">MiG-29S: 3493 kg<text:span text:style-name="T35">/</text:span>7701 lbs internal</text:p>
              <text:list>
                <text:list-item>
                  <text:p text:style-name="P30">with 1400 L drop tank (1163 kg<text:span text:style-name="T35">/</text:span>2563 lbs) = 4656 kg<text:span text:style-name="T35">/</text:span>10264 lbs</text:p>
                </text:list-item>
              </text:list>
            </text:list-item>
          </text:list>
        </text:list-item>
        <text:list-item>
          <text:p text:style-name="P21"><text:span text:style-name="T2">Landing </text:span><text:span text:style-name="T3">g</text:span><text:span text:style-name="T2">ear </text:span><text:span text:style-name="T4">and flaps</text:span><text:span text:style-name="T2">: <text:s/></text:span><text:span text:style-name="T5">400 kph??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8-25T13:10:30.883000000</dc:date>
    <meta:editing-duration>PT10H47M36S</meta:editing-duration>
    <meta:editing-cycles>7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6" meta:word-count="125" meta:character-count="660" meta:non-whitespace-character-count="561"/>
  </office:meta>
</office:document-meta>
</file>